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667C2B8CA177F840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0000" loext:opacity="100%" style:text-outline="true" style:font-name="Joystix" fo:font-size="36pt" fo:text-shadow="1pt 1pt" style:font-size-asian="36pt" style:font-size-complex="36pt"/>
    </style:style>
    <style:style style:name="T2" style:family="text">
      <style:text-properties fo:color="#000000" loext:opacity="100%" style:font-name="Joystix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Hoon SCHOOL LIVE <text:s/>@ <text:s/>LESSON 9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producing Code</text:span></text:p>
          </draw:text-box>
        </draw:frame>
        <draw:frame draw:style-name="gr3" draw:text-style-name="P3" draw:layer="layout" svg:width="9.03cm" svg:height="10.829cm" svg:x="9.496cm" svg:y="1.821cm">
          <draw:image xlink:href="Pictures/1000000100000200000002667C2B8CA177F8401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10-21T14:52:37.611291107</dc:date>
    <meta:editing-duration>PT7H56M1S</meta:editing-duration>
    <meta:editing-cycles>224</meta:editing-cycles>
    <meta:generator>LibreOffice/7.2.7.2$Linux_X86_64 LibreOffice_project/20$Build-2</meta:generator>
    <meta:document-statistic meta:object-count="26"/>
  </office:meta>
</office:document-meta>
</file>